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styles>
    <style:style style:name="P1" style:family="paragraph" style:parent-style-name="Standard">
      <style:text-properties fo:color="#6666ff" fo:font-weight="bold" officeooo:rsid="00049d8c" officeooo:paragraph-rsid="00049d8c" style:font-weight-asian="bold" style:font-weight-complex="bold"/>
    </style:style>
    <style:style style:name="P2" style:family="paragraph">
      <style:text-properties/>
    </style:style>
    <style:style style:name="T1" style:family="text">
      <style:text-properties fo:color="#a98765"/>
    </style:style>
    <style:style style:name="span-style1" style:family="text">
      <style:text-properties fo:font-weight="normal" style:font-weight-asian="normal" style:font-weight-complex="normal" fo:color="#56789a"/>
    </style:style>
    <style:style style:name="T2" style:family="text">
      <style:text-properties/>
    </style:style>
    <style:style style:name="P3" style:family="paragraph">
      <style:text-properties fo:color="#ff1493"/>
    </style:style>
    <style:style style:name="para-style1" style:family="paragraph">
      <style:text-properties fo:font-weight="bold" style:font-weight-asian="bold" style:font-weight-complex="bold" fo:color="#b97531"/>
    </style:style>
  </office: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aragraph is bold and blue!</text:p>
      <text:p text:style-name="P2"><text:span text:style-name="span-style1">First span</text:span><text:span text:style-name="T1">Second span</text:span><text:span text:style-name="span-style1">Third span</text:span></text:p>
      <text:p text:style-name="para-style1"><text:span text:style-name="T2">Fourth to last paragraph</text:span></text:p>
      <text:p text:style-name="P3"><text:span text:style-name="T2">Third to last paragraph</text:span></text:p>
      <text:p text:style-name="P2"><text:span text:style-name="T2">Second to last paragraph</text:span></text:p>
      <text:p text:style-name="para-style1"><text:span text:style-name="T2">Last paragrap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</meta:initial-creator>
    <meta:creation-date>2014-07-19T03:02:46.402258910</meta:creation-date>
    <meta:generator>LibreOffice/4.2.3.3$Linux_X86_64 LibreOffice_project/420m0$Build-3</meta:generator>
    <dc:date>2014-07-19T03:06:14.737845116</dc:date>
    <dc:creator>evan </dc:creator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32" meta:non-whitespace-character-count="27"/>
  </office:meta>
</office:document-meta>
</file>